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ohit Devanagari" svg:font-family="'Lohit Devanagari'" style:font-pitch="variable"/>
    <style:font-face style:name="Sans1" svg:font-family="San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4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97.31pt"/>
    </style:style>
    <style:style style:name="co21" style:family="table-column">
      <style:table-column-properties fo:break-before="auto" style:column-width="384.66pt"/>
    </style:style>
    <style:style style:name="co22" style:family="table-column">
      <style:table-column-properties fo:break-before="auto" style:column-width="471.09pt"/>
    </style:style>
    <style:style style:name="co23" style:family="table-column">
      <style:table-column-properties fo:break-before="auto" style:column-width="874.09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448.75pt"/>
    </style:style>
    <style:style style:name="co26" style:family="table-column">
      <style:table-column-properties fo:break-before="auto" style:column-width="180.85pt"/>
    </style:style>
    <style:style style:name="co27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881.04pt"/>
    </style:style>
    <style:style style:name="co29" style:family="table-column">
      <style:table-column-properties fo:break-before="auto" style:column-width="309.2pt"/>
    </style:style>
    <style:style style:name="co30" style:family="table-column">
      <style:table-column-properties fo:break-before="auto" style:column-width="152.25pt"/>
    </style:style>
    <style:style style:name="co31" style:family="table-column">
      <style:table-column-properties fo:break-before="auto" style:column-width="158.46pt"/>
    </style:style>
    <style:style style:name="co32" style:family="table-column">
      <style:table-column-properties fo:break-before="auto" style:column-width="96.6pt"/>
    </style:style>
    <style:style style:name="co33" style:family="table-column">
      <style:table-column-properties fo:break-before="auto" style:column-width="71.86pt"/>
    </style:style>
    <style:style style:name="co34" style:family="table-column">
      <style:table-column-properties fo:break-before="auto" style:column-width="114.41pt"/>
    </style:style>
    <style:style style:name="co35" style:family="table-column">
      <style:table-column-properties fo:break-before="auto" style:column-width="82.15pt"/>
    </style:style>
    <style:style style:name="co36" style:family="table-column">
      <style:table-column-properties fo:break-before="auto" style:column-width="228.25pt"/>
    </style:style>
    <style:style style:name="co37" style:family="table-column">
      <style:table-column-properties fo:break-before="auto" style:column-width="239.1pt"/>
    </style:style>
    <style:style style:name="co38" style:family="table-column">
      <style:table-column-properties fo:break-before="auto" style:column-width="156.3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26.69pt"/>
    </style:style>
    <style:style style:name="co41" style:family="table-column">
      <style:table-column-properties fo:break-before="auto" style:column-width="85.24pt"/>
    </style:style>
    <style:style style:name="co42" style:family="table-column">
      <style:table-column-properties fo:break-before="auto" style:column-width="139.35pt"/>
    </style:style>
    <style:style style:name="co43" style:family="table-column">
      <style:table-column-properties fo:break-before="auto" style:column-width="387.5pt"/>
    </style:style>
    <style:style style:name="co44" style:family="table-column">
      <style:table-column-properties fo:break-before="auto" style:column-width="311.75pt"/>
    </style:style>
    <style:style style:name="co45" style:family="table-column">
      <style:table-column-properties fo:break-before="auto" style:column-width="285.51pt"/>
    </style:style>
    <style:style style:name="co46" style:family="table-column">
      <style:table-column-properties fo:break-before="auto" style:column-width="447.05pt"/>
    </style:style>
    <style:style style:name="ro1" style:family="table-row">
      <style:table-row-properties style:row-height="991.5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14.0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5.26pt" fo:break-before="auto" style:use-optimal-row-height="true"/>
    </style:style>
    <style:style style:name="ro8" style:family="table-row">
      <style:table-row-properties style:row-height="69pt" fo:break-before="auto" style:use-optimal-row-height="true"/>
    </style:style>
    <style:style style:name="ro9" style:family="table-row">
      <style:table-row-properties style:row-height="46.49pt" fo:break-before="auto" style:use-optimal-row-height="true"/>
    </style:style>
    <style:style style:name="ro10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3715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9" style:family="table-cell" style:parent-style-name="Default"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8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f3715a"/>
    </style:style>
    <style:style style:name="ce42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Gnumeric-default">
      <style:table-cell-properties fo:background-color="#ffffff"/>
    </style:style>
    <style:style style:name="ce26" style:family="table-cell" style:parent-style-name="Default">
      <style:table-cell-properties fo:background-color="#ef413d"/>
    </style:style>
    <style:style style:name="ce36" style:family="table-cell" style:parent-style-name="Default">
      <style:table-cell-properties fo:background-color="#72bf44"/>
    </style:style>
    <style:style style:name="ce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1" fo:font-size="10pt" fo:font-style="normal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name-complex="Sans1" style:font-size-complex="6.80000019073486pt" style:language-complex="none" style:country-complex="none"/>
    </style:style>
    <style:style style:name="ce8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1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name-asian="Lohit Devanagari" style:font-size-asian="12pt" style:language-asian="hi" style:country-asian="IN" style:font-name-complex="Sans1"/>
    </style:style>
    <style:style style:name="ce4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44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color="#000000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color="#000000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4" style:family="text">
      <style:text-properties style:text-overline-style="none" style:text-overline-color="font-color" fo:color="#000000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 style:font-weight-asian="normal" style:font-weight-complex="normal"/>
    </style:style>
    <style:style style:name="T5" style:family="text">
      <style:text-properties style:text-overline-style="none" style:text-overline-color="font-color" fo:color="#000000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font-name="Sans" style:font-weight-asian="normal" style:font-weight-complex="normal" fo:font-weight="normal"/>
    </style:style>
    <style:style style:name="T6" style:family="text">
      <style:text-properties style:text-overline-style="none" style:text-overline-color="font-color" fo:color="#000000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font-name="Sans" style:font-weight-asian="normal" style:font-weight-complex="normal"/>
    </style:style>
    <style:style style:name="T7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1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12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13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14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relief="none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Sans"/>
    </style:style>
    <style:style style:name="T17" style:family="text">
      <style:text-properties fo:language="en" fo:country="US" style:text-emphasize="none" style:font-style-complex="normal" style:font-style-asian="normal" style:font-weight-complex="normal" style:font-weight-asian="normal" fo:color="#000000" fo:text-shadow="none" style:text-outline="false" fo:font-style="normal" style:text-line-through-type="none" style:text-underline-style="none" style:text-underline-color="font-color" fo:font-weight="normal" fo:font-size="10pt" style:letter-kerning="true" style:language-asian="hi" style:country-asian="IN" style:font-name-asian="Lohit Devanagari" style:font-name-complex="Sans" style:font-size-asian="12pt"/>
    </style:style>
    <style:style style:name="T18" style:family="text">
      <style:text-properties fo:language="en" fo:country="US" style:text-emphasize="none" style:font-style-complex="normal" style:font-style-asian="normal" style:font-weight-complex="normal" style:font-weight-asian="normal" fo:color="#000000" fo:text-shadow="none" style:text-outline="false" fo:font-style="normal" style:text-line-through-type="none" style:text-underline-style="none" style:text-underline-color="font-color" fo:font-weight="normal" fo:font-size="10pt" style:letter-kerning="true" style:language-asian="hi" style:country-asian="IN" style:font-name-asian="Lohit Devanagari" style:font-name-complex="Sans" style:font-size-asian="12pt" style:font-name="Sans"/>
    </style:style>
    <style:style style:name="T19" style:family="text">
      <style:text-properties style:text-underline-style="solid" style:text-underline-width="auto" style:text-underline-color="font-color" style:letter-kerning="true" style:language-asian="hi" style:country-asian="IN" style:font-name-asian="Lohit Devanagari" style:font-name-complex="Sans" style:font-size-asian="12pt"/>
    </style:style>
    <style:style style:name="T20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7"/>
        <table:table-column table:style-name="co2" table:number-columns-repeated="1023" table:default-cell-style-name="ce37"/>
        <table:table-row table:style-name="ro1">
          <table:table-cell table:style-name="ce2" office:value-type="string" calcext:value-type="string">
            <text:p><text:span text:style-name="T1">Пункт (целью которого является облегчить жизнь Оле, и решить моё с ней бессилие и дискредитации меня).</text:span></text:p>
            <text:p/>
            <text:p><text:span text:style-name="T1">Звонок Оле. Ольчик.</text:span></text:p>
            <text:p/>
            <text:p><text:span text:style-name="T1">Ми можем зустрітись? В парку на кульпарківській.</text:span></text:p>
            <text:p/>
            <text:p><text:span text:style-name="T1">Хотел услышать твой голос. Услышал твой голос и стало легче.</text:span></text:p>
            <text:p><text:span text:style-name="T2">Я живу ради тебя. Ради тебя я просыпаюсь каждое утро и учусь куче разных вещей. </text:span></text:p>
            <text:p><text:span text:style-name="T2">Все твои старания были не напрасны.</text:span></text:p>
            <text:p/>
            <text:p><text:span text:style-name="T1">Они дали мне достаточно пищи для ума, чтоб теперь я решал всё сам. Я прошёл дома курс гештальт терапии, и много чего переосмыслил о своей жизни за этих полтора года.</text:span></text:p>
            <text:p><text:span text:style-name="T1">Теперь я не останавливаюсь на достигнутом, и себя не торможу. Теперь, когда у меня есть какой-то пункт – я вначале делаю пару часов самоанализа, чтоб понять, не являюсь ли я источником проблемы, прежде чем его решать.</text:span></text:p>
            <text:p/>
            <text:p><text:span text:style-name="T1">У меня не было после тебя никого. Я не могу смотреть другим девчонкам в глаза, потому что глядя на них я вспоминаю тебя.</text:span></text:p>
            <text:p><text:span text:style-name="T1">Твоё доверие. Тем более я не могу пройти всё то же самое с кем-то другим, или делать вид что этого не было.</text:span></text:p>
            <text:p><text:span text:style-name="T1">Не могу жить с мыслью, как я тебя подвёл. Мой гештальт привёл давно к концу все мои кредиты, спонтанные выходки, вопли, доказывания, нытьё и всё прочее.</text:span></text:p>
            <text:p><text:span text:style-name="T1">Я теперь просто день и ночь работаю.</text:span></text:p>
            <text:p/>
            <text:p>Завдяки терапії всі претензії, критика, скарги, кредити, шкода собі, відкидання всього цінного і т.п. - все то в минулому.</text:p>
            <text:p/>
            <text:p>Моя терапія дала мені зрозуміти, що речі, які мені дуже подобаються – я боявся втратити, і знав, що я їх втрачу якщо вони будуть неідеальні.</text:p>
            <text:p>Тобто вся моя критика твоїх дій була викликана комбінацією безмежної симпатії, і страху, що якщо не я – то хтось інший їх використає для вищого блага.</text:p>
            <text:p>І що єдиний мій вихід це втримати – це докопатись до кожної дрібнички, щоб воно стало настільки ідеальним, щоб ніхто не посмів до того лізти.</text:p>
            <text:p>Коли я зрозумів цю свою мульку, я вирішив її десь за добу.</text:p>
            <text:p/>
            <text:p><text:span text:style-name="T1">Последние месяцы того, как мы встречались, моя злость обьяснялась моим ощущением бессилия.</text:span></text:p>
            <text:p><text:span text:style-name="T1">Мне тогда под конец уже надоело прятаться, и я понимал, что того, что я с тобой хотел, у меня не будет.</text:span></text:p>
            <text:p><text:span text:style-name="T1">Мне стоило поддержать твои мысли о разводе.  По крайней мере тогда я бы мог быть с тобой.</text:span></text:p>
            <text:p/>
            <text:p>Мозг это орган.</text:p>
            <text:p>И вред плохой информацией (недостоверной, информационным щемлением и т.п.) нарушает связи между нейронами.</text:p>
            <text:p>А нейроны – это часть органа “мозга”.</text:p>
            <text:p>Т.е. ложь и мозгоёбство вредит органу (части тела) под названием “мозг”.</text:p>
            <text:p>Я хочу чтоб твоё тело (включая мозг) было здорово.</text:p>
            <text:p>И поскольку твой Сергей тебе часто врёт и ебёт мозги – я считаю лучше всего тебе с ним развестись.</text:p>
            <text:p/>
            <text:p>Я розробив систему послідовних кроків, яка дозволяє вивчати речі без шкоди для мозку і истощения.</text:p>
            <text:p>Це дозволяє вивчати кроки щоденника доволі швидко і головне безболісно і без шкоди для мозку.</text:p>
            <text:p>Тому я можу працювати над своїми проектами.</text:p>
            <text:p>А ти просто будь поряд.</text:p>
            <text:p>І насолоджуйся рештою свого життя зі мною.</text:p>
            <text:p/>
            <text:p>Мені не буде тепер заважати, якщо ти будеш мати поряд сина, чи ще когось, до кого ти прив’язана.</text:p>
            <text:p>Лиш би вони не суперечили моїм напрацюванням про те, що я вважаю здоров’ям.</text:p>
            <text:p/>
            <text:p>І ще. Без тебе я ледь не “здрочився”.</text:p>
            <text:p>Мені так тебе бракувало, і я так багато дрочив, щоб компенсувати твою відсутність, що я довів себе до запалення придатків яєчок</text:p>
            <text:p>(залоз, що виробляють сперму).</text:p>
            <text:p>Я вже здоровий, але мусів тиждень робити компреси і пити таблетки. Ти ліпше знаєш, як мене задовольнити, ніж я.</text:p>
            <text:p>Я хочу в твої руки. Ти ліпше подбаєш за мої статеві органи, ніж я.</text:p>
            <text:p/>
            <text:p>Ти знаєш, я коли сам дрочу – захоплююсь, і то дуже жоско і іноді не можу зупинитись.</text:p>
            <text:p>Ти ласкаєш мій член значно обережніше. І якщо стріляти в дівчину а не в повітря – то може я не так часто буду кінчати, і мої органи довше будуть здорові.</text:p>
            <text:p/>
            <text:p>Ви з ним не пара, і не сумісні, бо ти все життя шукаєш тих, хто вирішує конфлікти дослідженнями, а він – людина, яка все життя шукає можливості купляти технічну перевагу перед іншими, а конфлікти не вирішує ніяк взагалі.</text:p>
            <text:p/>
            <text:p>Найліпше що ти можеш з нього зробити це виховати і зробити з нього такого як я.</text:p>
            <text:p>А я таким як тобі потрібно вже був 10 років. І … я би не хотів щоб ти вкладала 10 років в те, що можеш в мені мати вже сьогодні.</text:p>
            <text:p>Ти, Ольчик, шукаєш такого як я. А він собі повір когось знайде. Ту, якій будуть подобатись його телевізори, які він продає.</text:p>
            <text:p/>
            <text:p><text:span text:style-name="T1">Твой хахаль чмырит и меня и тебя. Я дал ему шанс всё утрясти. И измениться.</text:span></text:p>
            <text:p><text:span text:style-name="T1">Но он мне дальше пишет гадости и намёки на угрозы.</text:span></text:p>
            <text:p><text:span text:style-name="T1">И я думаю, что если это уж до меня долетает, даже когда я уже не захожу ни на какие сайты, то думаю у тебя дома этого точно всего намного больше.</text:span></text:p>
            <text:p/>
            <text:p><text:span text:style-name="T1">Я не могу смотреть как ты там держишься. И не заслуженно пропадаешь. Я не могу так поступить с тобой.  Не могу оставить тебя на призволяще.</text:span></text:p>
            <text:p/>
            <text:p><text:span text:style-name="T1">Я знаю, что я был для тебя чуть ли не богом во плоти, и мечтой всей жизни. Потому что кусочки пазла были у меня в голове.  Я их тогда просто не собрал. </text:span></text:p>
            <text:p><text:span text:style-name="T1">А теперь я их собираю день и ночь.  Мы созданы друг для друга.</text:span></text:p>
            <text:p/>
            <text:p><text:span text:style-name="T1">Я не хочу, чтоб ты бедняжка ходила снова по священникам плакать.</text:span></text:p>
            <text:p><text:span text:style-name="T1">Которые будут вешать тебе лапшу “терпи” только потому, что им выгодно, чтоб ты к ним приходила.</text:span></text:p>
            <text:p/>
            <text:p><text:span text:style-name="T2">Ты выйдешь за меня?</text:span></text:p>
            <text:p/>
            <text:p><text:span text:style-name="T1">Я хочу чтоб ты была счастлива. Выходи за меня замуж. Да. Я это сказал. Выходи за меня.</text:span></text:p>
            <text:p/>
            <text:p><text:span text:style-name="T1">Можешь не сразу. Можешь развестись, пожить два года в своё удовольствие, а потом я спрошу тебя снова.</text:span></text:p>
            <text:p><text:span text:style-name="T1">У меня нет ни малейших сомнений, что ты справишься, и что так – лучше всего.</text:span></text:p>
            <text:p/>
            <text:p><text:span text:style-name="T1">Давай встретимся. Минут на пятнадцать. Поговорим об этом.</text:span></text:p>
            <text:p/>
            <text:p><text:span text:style-name="T1">Я сдерживал себя в сексе чтоб сохранить твой мир. Но теперь я понимаю что лучше б не сдерживал, чтобы тебе было что вспомнить.Поговорим об этом.</text:span></text:p>
            <text:p><text:span text:style-name="T1">Поъдем з тобою в киъв ы з кынцями, хто нам що зробить.</text:span></text:p>
            <text:p/>
            <text:p><text:span text:style-name="T1">Як ні то хоча б скажи що ти про то думаєш.</text:span></text:p>
            <text:p/>
            <text:p><text:span text:style-name="T1">Я </text:span></text:p>
            <text:p><text:span text:style-name="T1">Я тебе люблю і хочу щоб ти була поряд.</text:span>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власть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важност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мест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гармония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контроль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перспективы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<text:span text:style-name="T3">равновесие (справедливость, </text:span><text:span text:style-name="T4">равенства. Равных возможностей. Равных достижений. Примерно равных даваний и браний, </text:span><text:span text:style-name="T5">Выполнение долгов и обещаний. </text:span><text:span text:style-name="T6">.)</text:span>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еда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вод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3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3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3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3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3">
          <table:table-cell table:style-name="ce49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3">
          <table:table-cell table:style-name="ce49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3">
          <table:table-cell table:style-name="ce49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3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3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3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3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3">
          <table:table-cell table:style-name="ce39" office:value-type="string" calcext:value-type="string">
            <text:p>то что болит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анатомия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психология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тулзы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эволюц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реды себе (тому чем являюсь я)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новые тулзы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хай тех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3">
          <table:table-cell table:style-name="ce57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3">
          <table:table-cell table:style-name="ce24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26" table:number-columns-repeated="21"/>
          <table:table-cell table:number-columns-repeated="1002"/>
        </table:table-row>
        <table:table-row table:style-name="ro3">
          <table:table-cell table:style-name="ce1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3">
          <table:table-cell table:style-name="ce31" office:value-type="string" calcext:value-type="string">
            <text:p>РАНЫ ВНЕ ОЧЕРЕДИ.</text:p>
          </table:table-cell>
          <table:table-cell table:style-name="ce36"/>
          <table:table-cell table:number-columns-repeated="1022"/>
        </table:table-row>
        <table:table-row table:style-name="ro3">
          <table:table-cell table:style-name="ce31" office:value-type="string" calcext:value-type="string">
            <text:p>БОЛЬ вне очереди.</text:p>
          </table:table-cell>
          <table:table-cell table:style-name="ce36"/>
          <table:table-cell table:number-columns-repeated="1022"/>
        </table:table-row>
        <table:table-row table:style-name="ro3">
          <table:table-cell table:style-name="ce38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40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3">
          <table:table-cell table:style-name="ce41" office:value-type="string" calcext:value-type="string">
            <text:p>надежды</text:p>
          </table:table-cell>
          <table:table-cell table:number-columns-repeated="1023"/>
        </table:table-row>
        <table:table-row table:style-name="ro3">
          <table:table-cell table:style-name="ce42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3">
          <table:table-cell table:style-name="ce38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3">
          <table:table-cell table:style-name="ce46" office:value-type="string" calcext:value-type="string">
            <text:p>ПРОБЛЕМ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3">
          <table:table-cell table:style-name="ce39" office:value-type="string" calcext:value-type="string">
            <text:p>требования</text:p>
          </table:table-cell>
          <table:table-cell table:number-columns-repeated="1023"/>
        </table:table-row>
        <table:table-row table:style-name="ro3">
          <table:table-cell table:style-name="ce39" office:value-type="string" calcext:value-type="string">
            <text:p>стандар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3">
          <table:table-cell table:style-name="ce68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7">Пункт: </text:span><text:span text:style-name="T8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3">
          <table:table-cell table:style-name="ce59" office:value-type="string" calcext:value-type="string">
            <text:p>Пункт: Менторинг-проект в ВГ</text:p>
          </table:table-cell>
          <table:table-cell table:number-columns-repeated="1023"/>
        </table:table-row>
        <table:table-row table:style-name="ro3">
          <table:table-cell table:style-name="ce59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table:table-column table:style-name="co2" table:number-columns-repeated="1024" table:default-cell-style-name="ce37"/>
        <table:table-row table:style-name="ro3">
          <table:table-cell table:style-name="ce57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к</text:p>
          </table:table-cell>
          <table:table-cell table:number-columns-repeated="102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Частью какого круга оно является" table:style-name="ta2">
        <table:table-column table:style-name="co2" table:number-columns-repeated="1024" table:default-cell-style-name="ce37"/>
        <table:table-row table:style-name="ro3">
          <table:table-cell table:style-name="ce39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сек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жоский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ак в порнух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з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екс в те дыры для которых они не предназначены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отя может стоило просто…….. трахать в те дыры которые для секса предназначены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ажность ты хочешь решить а не секс.</text:p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7"/>
        <table:table-column table:style-name="co2" table:number-columns-repeated="1023" table:default-cell-style-name="ce37"/>
        <table:table-row table:style-name="ro2">
          <table:table-cell table:style-name="ce34" office:value-type="string" calcext:value-type="string">
            <text:p>ЧТО я вижу по этому поводу в своей фаз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её в разных позах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где она “нижняя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где её можно трахать в глотку. В этой позе где её глотка открыт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……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ороче ебать её так чтоб она возбуждалась но чтоб не было дете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м. ок. Часть проблемы. Я понял. Ты это решил овуляшками. Рассмотром овуляшек по крайней мер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смотрим короче. Я пока не понимаю о чём реч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у меня не было мысли об овуляшках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вуляшки. Что. Чувихи сидящие в киеве дома и пишущие теб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 а на кой они тогда мне пишу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они блядь херовые овуляшк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живущие в условиях где с овуляшки хватает просто сос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вуляшк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не зна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звони ей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15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37"/>
        <table:table-column table:style-name="co2" table:number-columns-repeated="1023" table:default-cell-style-name="ce37"/>
        <table:table-row table:style-name="ro2">
          <table:table-cell table:style-name="ce34" office:value-type="string" calcext:value-type="string">
            <text:p>Что я колдую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Что затрагивает эту задачу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Моя гипотеза, почему этот вопрос важен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екс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мотивацию доделать круг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хвал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хз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хоть что-т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хоть какие-то блядь…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у это важно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не к не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олее того. Я говорил. Be not an important dick but a necessary dick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Default"/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к…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 о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р ю нецессари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ар ю импортан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 н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начит ты достиг цел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телефоны её имеешь? Выпиши все на листоче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 телефон. В мем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ам тех номеров блядь…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я вот это почитал сколько от неё бредовых СМСок. Я не уверен что хочу такую хуйню получать каждый час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… вот и решилась вся твоя любов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просто хотел решить другие потребности сексо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звони ей в любом случа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исто как другу. Узнать как дел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может даже и не звони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ка потребности не изучиш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угу. Пока жизнь не проживу. Я поня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МСки – part of the package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 если она будет в развод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у нас будет ЛТР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 и нет если ты будешь делать майндмапы. Она будет сосать и уходить. Как ты и хоте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……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ыучи С тогда позвонишь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482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Что ты можешь сейчас сделать чтоб сделать себе хорошо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сс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лядь как это я через весь город добегу? Я обоссусь по дорог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.. это не ко мне. Не к Оле. Это вопрос по простате. Иди ссы. Сьешь котлету и продолжи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огурец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. Всё. С этого момента не ссыш. Ок? Чтоб меньше вреда нанест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уже хочу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а это нервы. Расслабься. Сделаешь щас круг хз. Откроешь ресёрч яйца. 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3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35" office:value-type="string" calcext:value-type="string">
            <text:p>Примеры сегодняшних коэффициентов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х3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 2014м был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х7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на 2020й год (долго не программировал)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е можешь жить ага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ям не може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жи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ям вешаешьс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ё там пялят во все дыры против её воли а ты тут сидишь и мечтаешь как ты её оттуда вытащи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герой бляд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адо либо вытаскивать либо смириться с тем что ты бессилен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. бессилие. Вот что я решаю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у бессилие ты решил тем что это тебе нужен секс с овуляшк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б не бегать ни от кого. Ну или хотя бы с теми кто согласен на взаимно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все твои методы направлены на изнасилование. А не на вопрос “как дела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голос он её хочет услыш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трахнуть её хочешь. И не говори что это не та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не дай бог ты нарвёшься во время звонка на того придурка. Это отложет звонки с неизвестного сразу на месяц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домашний номер есть у тебя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рабочий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щас дом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омер сестры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ёти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абы вали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увак. Ты уверен что тебе это надо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 ты не хочешь просто потрахаться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если последнее то я тебе напоминаю что твой ханч говорит не звонить никому вообщ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не из тех кто звонит. У тебя имидж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у меня нет имиджа. У меня есть он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……………………………………………………………………………………………………………………………………….. дурацкий мир. 3 миллиарда баб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стоит одной забеременеть – она выбывает из строя. Не находиш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транно как-то. Чуть шо – всё чувиха ты пожизненно улетела из позиции ебабельн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мер сына может найди и через нег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ебе по сути просто надо номер который гарантировано её. И ничей больш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дрес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серьёзно против звонков и СМСо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писем. Писем тоже нету да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. Всё украл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. банковский номер? Номер карты?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абыл. Недоступен. Не зна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 неизвестных номеров звонить и молчать можешь только ты так что…. Если не хочешь повторения двухлетней истории тебе надо подумать что будет если у неё реально нет больше этого номер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брошу трубку если она не скажет “алё”,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через подружку не хочешь позвонит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угу. Фейсбучную. Может подружку проще ебат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 вот. Обычное отсутствие телефона и места нахождения и бог-иисус-Сергей не знает что с ней дела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меня интересовала незайманость. Всё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нтересовало поймать то что не пойма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тот хрен прочитал по ходу все письм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 мне их цитировал сука месяца тр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по ним наверно понял чего ему не хватае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нял бы не звонил. Да и если так. Довольно по козлиному с её стороны тебе не звонить ни разу за полтора года после этог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хоть бы войсмейл блядь оставила. Или ещё что-т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а там баба, работа, дела. Ей надо ёбарь. И только. Всё остальное у неё есть. Ей не надо романтик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в это поверил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что реально поверил в сказки того ебаната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увак. Правда в том чт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) ёбарь нужен всем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) в любое время найти место можно только для “Бога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 сам его находи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кажи мне, всесильный мой, что делать если каналы связи и перемещения дискредетированы и поддаются цензуре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 публицизм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ерно. Тогда почему ты её ебёшь дальше по тихому а не на публике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я не уверен что я хочу её ебать. Я понял ради чего я её хотел. И…… я решил это решать отдельно и всё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 ты лох блин. У тебя бабу увели а ты себя меняешь вместо того чтоб вернуть ту которой ты и таким нравилс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астолько что она сказала мужу “тронешь его – разведусь с тобой”,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не хочу куриц. Овуляшки и курицы мне на одно лиц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Бень и Ты тоже на одно лиц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для американц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 качает мышцы, а ты мозг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 и вся разниц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вуляшка с книгами. И пиздец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угу. Куимов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 ты прав. х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у меня реально нет шансов в этом мир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Муся без книг и то меня больше любит чем Куимов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начит источник овуляшек в тебе. Чем больше майндмапов тем больше тёлок для тебя овуляшк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 есть. Просто раньше я их не ебал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раньше. Ты боялся. Что они подкосят твою целостно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ушло уж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аньше у тебя было “мама меня побьёт если я поцелую Марусю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в прошло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угу. В прошлом. Только потому что я теперь старше и сильнее её. Пошла она. Не будет никакого “рода сергеев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……………………………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так то звони и ной как ты её люби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ускай вернётся. И будешь дальше её пялить в рук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удешь вот таким чуваком в костюме и галстук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чередны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учший метод найти “такую как Оля” - просто майндмапить дальш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то что ты сейчас делаешь это ты просто ищешь метод решить свои некоторые нюансы (важность – одна из них)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405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дотрах и замужнюю сучк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учку которую ты считаешь несправедливо юзать так как её юзаю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ничего не можешь с этим сдела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это думал что решишь тем что её трахне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“как ангел с небес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учился этому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ты учился тому о чём они ныли что им этого нехвата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 вот блин их юзаю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на деле они хотят чтоб их юзал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олько бы им за это платил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……………………………………………………………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говори с ней. Я тебе серьёзно говорю. Удивишься. Полная нейтральность в голосе тебе покажет что это всё был наёб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боюсь этого открыт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а я боюсь что ты так и не понял что “трахнуть на половину” не получитс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ебёшь то all in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у. в рот обкончать рожу и т.п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 чувак. All in в смысле взаимозависимо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 почему она не пришла, скажи мне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ОНА ОТ ТЕБЯ НЕ ЗАВИСИ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 и всё твоё бессили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иходила когда зависела. А теперь н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все её дыры всплыли на поверхность и ты научил её их лат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теперь ты живёшь один, а она стала чувихой без дыр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это предвидел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 образование учит шлюху меньше сосать и больше думат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знаю что если б я её учил больше сосать и меньше думать она бы села мне на шею со своим ребёнко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и сидела у меня на шее. В плане решения проблем по крайней мер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так не дума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думает наоборо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.. конфликт короч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. у вас конфликт. Который вполне себе решаем. Но ты его решил в одностороннем порядке. Разрывом отношений. Потому что понял что “тебе туда не надо, что бы там <text:s/>ни было”. Какие бы минеты не сулили по ту сторону – это не ко мн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опрос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чему тебе туда “не надо”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я там не решу те вещи которые я отделил от секс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 и отлично. Ты отложил звонок до их решения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482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3">
          <table:table-cell table:style-name="ce34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6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он украл её телефон и начал мне слать угрозы обвинять меня во всякой хуйне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в хуйне которую он создал а все виноваты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создал своим безделием. Безумием. Нихуя не деланьем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и начал мне угрожать мол если ты будешь ей говорить что я должен чё-то делать то я тебя побью и т.п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потом я начал решать психологические проблемы за их двоих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а оно мне дальше писало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ия написал через графики абзац после которого он больше не осмелился мне писать в личку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олько вякает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ок. и теперь ты решил таки “отвоевать”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теперь я решил спросить хотя бы может я ей ещё надо такой как я есть. Потому что я меняюсь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и типа я тебе больше не буду нравится по этому можно я буду идти дальше (по важным пунктам) без тебя?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ипа я тебе буду нравиться? Или как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гарантия секса будет?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а тебе мало вчерашних сисек?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да.мало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я сисек видел море. А трахался без презерватива всего с одной тёлкой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ок. я тебе так скажу. Если два номера украли (а на это есть подозрение потому что он прочитал новогоднее поздравление 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ы блядь год не брал трубку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сука год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я хочу плакать когда думаю сколько у тебя незаслуженного одиночества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акую изоляцию как у тебя прописывают только серийным маньякам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которые опасны блядь для общества и самих себя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а не для человека который приходит с подарками улучшающими жизнь всех вокруг…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я реально хочу реветь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вот оно. Бессилие. 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и христину деревянко ты тоже не трахнул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потому что не поверил что можно ей просто позвонить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потому что куда звонить. Мне мало звонить. Мне надо спиздить. Угу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короче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яйцо. От него всё зависит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инфекции уже нету по ходу. Но пускай проверят всё равно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4 часа никаких туалетов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пей воду. Стакан в пол часа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ЫЫЫЫЫЫЫЫЫЫЫЫЫЫЫЫЫЫЫЫЫЫЫЫЫЫЫЫЫЫЫЫЫЫЫ. Не 4. 4 с половиной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бля как я одйду. Это пиздец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а будь ты беременной овуляшкой тебя бы возили. Отвезли бы так как тебе комфортно и быстро проверили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да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вот и скажи мне. Своё коронное. “почему их возят а меня нет”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эм. ну не ну я ведь понял что надо возить всех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вот именно. Лёгкость должна быть у всех а не только у тебя. Или у беременных. Бегите все к выходу. А не women and children first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ложись спать короче. Проснёшься в 2 и пойдёшь к ним с бутылкой воды, будешь стоять под дверью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ок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пойду после этого пункта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а для неё лёгкость где?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в разводе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это лёгкость? Уверен? Отсутствие опоры?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отсутствие обузы. Чувак алкаш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чувак полы сделал. И машину ремонтирует. Ты там знаешь. Какой он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матерится бухает но делает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делает потому что она его ебёт чтоб он это делал. Сам бы он сдох в помойке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был бы как тот хрен за моей стеной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оукей…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наглая рожа чувака который занимался тюнингом для мажоров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гопник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он её не заслуживает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да. не заслуживает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у меня есть длинный список тех кто не заслуживают то что имеют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начнём со списка тёлок которые имеют айфон на который не заработали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начнём с Оли которую ты научил коротким путям и ей не пришлось делать длительные ресёрчи которые к этому привели а достаточно было сделать тебе пару минетов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вы ж блядь даже пачку презервативов не использовали. Сколько там у вас было? Раз 10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За 2 года блин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да. за раз могло быть 2-3 раза. Но суммарно встреч у вас было не больше 10ти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скажи ты бы сделал 10 кунилингусов за то чтобы знать те вещи, которые ты рассказал ей?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которые дали ей новую работу, силы пережить следующие 16 лет и т.п.?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детский сад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вот именно. Овуляшка тебе дала а ты считаешь что она тебе что-то должна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должна. Если б была дома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но не потому что ты ей что-то дал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а потому что она овуляшка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эм. что?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что. “ОНА ДАЁТ”. ВОТ ТВОЯ МОТИВАЦИЯ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ОНА ЕЩЁ ДАЁТ?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Я не могу прочитать. И если да то я не в курсе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почитай последние СМСки. За 2-3 месяца до нового года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до разрыва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я не знаю я какое-то ощущение получаю… что “я не нужна”. Типа “я тебе нужна?”. Этого нет у встроках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Но….. я вижу ……… если смотреть на отдельные точки.. . то я вижу сомнение нужна она мне или нет. И с её и с моей стороны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ипа я чё-то там делаю. Она меня дёргает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вот. Наконец-то. Надо было тебе с этим разобраться 2 года назад. Разберёшь вещи которые ты заменил сексом тогда позвонишь. У меня всё.</text:p>
          </table:table-cell>
          <table:table-cell table:style-name="ce52" table:number-columns-repeated="127"/>
          <table:table-cell table:number-columns-repeated="896"/>
        </table:table-row>
        <table:table-row table:style-name="ro3" table:number-rows-repeated="16">
          <table:table-cell table:style-name="ce52" table:number-columns-repeated="128"/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было. д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долго было в одну сторону. Долго в другу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факт остаётся тот что я не знаю нужна она мне или н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есть вещи которые я никогда никак не решал кроме секс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ессилие – это одно из них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Унижение – второ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не знаю. Может надо решить другую потребность. хз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сле яиц однознач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следний год я реально был как на иголках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до меня уже дошло что там что-то не так, но я всё ещё верил в трах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3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вонка от бессилия не буд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удет звонок человека который знает что делае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порой знаешь что делаешь. У тебя бывают прозрен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я могу тебе только посочувствовать если муж узнает что ты снова ей звони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ж блин пушинка. Она будет снова на розовых облаках и т.п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честное слово секс тебе с ней светит только после развод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чтоб он был – ей об этом надо сказ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она как паровоз. Тянет пока ей не покажут что рельсы впереди отсутствую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. Серьёзно. Либо развод либо досвидань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икакой романтик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хочешь чтоб она за тебя вышла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ведь тянет как паровоз. Куда скажут. Почему нет. Пусть тянет меня за пипирку. Я скажу “кончаю от этого” и она будет дёргать пока не конч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росто она умная. Все умные такие. Вспомни Куимову. Вспомни СЕБЯ ёпт. Как ты бегал за Олей с белыми розам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потом даже ненавидел себя за эт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за то что тянешь и не можешь остановиться и спросить нахрена мне надо её туда тянуть если меня это не удовлетворя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. есть тако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у вот примерно так же она сосё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е зная заче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знаешь зачем она сосё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ади семь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. Три предложен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о “не даремно”. Про “живу тобою”. И про “ти вийдеш за мене?”. И всё. Всё остальное наху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останется лишь вопрос нахера тебе чужие дети в дом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у Сашки куча детей от разных браков и нич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Сашка. Он в доме хозяин. Для него его бывшие дуры. А ты тюфяк. Тянешь чужой прицеп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а она тянет мен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тебе серьёзно говорю. Три строчки и всё. Остальное решится ресёрчами нужных тебе сфер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получится что ты решил на ней жениться до того как понял что такое жизнь без зависимости от такой как он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ри строчки. Всё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пусть она дума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у лучшей точки чем отказ от предложен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это чисто дань уважения, благодарности, награда за терпение. Лучшая награда в её жизн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может она поймё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осто здесь уже вопрос не только в тебе. Но и в твоём обьединении твоей семьи с её семьё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видел. Она бывает подводи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ради семь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 чувак. Ради удовлетворения своих страхов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ё метод удовлетворить свои страхи – сделать что скажу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кажи ей “отсоси или убью” и она отсосё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а автомат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её таракан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можешь её ей вылечить. Одним звонком. Но ты не хочеш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ак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ыйди за меня замуж или убь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 или забуду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. Забуду это не угроза. Её низкая самооценка позволит тебе её забыть. “или ты труп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спомн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атататататата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шли гулять или ты труп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уг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у тебя были лавереджи. Теперь нет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сдался. Без бо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 причине того что не решил те вещи которые ты решал сексом. Она сделала сексом всё. Что могла. А ты ничего так и не решил. Ты построил лестницу не к той стенк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готовься начинать пить воду через пол часа. У меня всё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459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лов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уквы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опросы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ерекладывание решений на неё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уоу. Окей. С размаху. Ладно. Ты увиде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 ту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равновесие. Вот что я решать хотел. Бессилие от равновесия. Это надо реши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власть я решал ради равновес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тлично! У меня свё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2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кончу от одного её прикосновен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е дрочил месяц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потом дрочил но не кончал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мать бабка уже старая. Не заводи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 во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она станет бабкой. Вопрос какой. Бабкой в несчастливом браке, бабкой разведёнкой или бабкой бросившей ошибочного мужа ради мечты всей своей жизн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опрос лишь в том нужна ли она этой мечте. У неё тараканы. И у тебя тож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какая у неё мечта? Расскжи мн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ужина справедливости? Или чт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умный тип который мозгами решает конфликт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утём нахождения лазеек куда расширитьс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т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ей. Значит последний для неё – лучший вариант всей её жизни. Не будет варианта в котором будет что-то лучш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начит начни с этого. С предложен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потом поговорит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реши справедливость. Ты ради неё дрочил 20 лет. Тогда посмотрим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05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праведливость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место этого пункт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ли перед этим пункто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огда вернусь из больницы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0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Какой перманентный вред нанесённый мне оно решае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праведливость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3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праведливо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для нас двоих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мы решаем круг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этот хуй делает то что скажут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0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се её тараканы не у тебя дома а у кого-т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спомн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абот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хахал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осьбы решить всё и завтр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“или уйду к другому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запутавшиеся мозг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ичины и следствия перепутаны местам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милая. да. Не спорю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да. Её бы кто угодно выеба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еаль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ибо ты будешь решать пункты либо никт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ты не особо я вижу чтоб решал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что хочешь её заставить решать их вместо тебя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праведливость реши тогда поговорим. Это уберёт тормоза которые ты наставил дрочк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едложение сделаешь и она ощутит что ты сё реши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место того чтоб говорить что ты думаешь что ты решил и испортить ей жизнь так ничего в своей жизни и не изменив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16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её и мои нужды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на нужды мира этой сделке похуй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естно от этих отношений один только гемор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вопрос в том что этот гемор надо реши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как…… волдырь. Который надо проткну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у так проткни его. Реши справедливость а там посмотрим. Может и примет она твоё предложение после этог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5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Как это повторение делает меня лучше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 знаю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ика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перестал звонить раньше чем мои желания вылезли боко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думаю скорей способность ей НЕ звонить вылечила многие мои вещ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думать прежде чем беру кого-то. хз. Справедливость. Щас посмотрим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у не щас. Вечеро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6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и разу в жизни не возникало желание предложить выйти за меня замуж той которая меня боготвори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бычно я предлагал тем кого боготворил 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 а почему всё поменялос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те кто боготворит меня лучше сосу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 крайней мере мне. Больше стараютс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… эм. Эго типа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аверно. Не знаю. Может. Мне плев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17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3">
          <table:table-cell table:style-name="ce34" office:value-type="string" calcext:value-type="string">
            <text:p>БЛАГОДАРНОС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* примеры благодарност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его (предмет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его существовани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ё что он(о) даё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ех кто мне что либо даёт когда оно у меня ес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ё что мне приходит когда оно у меня ес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ех ради кого оно создаётся поддерживается и защищаетс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ё ради чего оно создаётся поддерживается и защищаетс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* возможно ещё некоторые виды из вопросника самоанализ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хочу посмотреть уже на справедливость. Чест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18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маменькин сынок который хочет приткнуться к второй сиське потому что первая умира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ут всё. Иди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9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table:table-column table:style-name="co2" table:number-columns-repeated="1024" table:default-cell-style-name="ce37"/>
        <table:table-row table:style-name="ro3">
          <table:table-cell table:style-name="ce3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справедливость решить надо было раньш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ут всё сгнило уж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у ладно.. вернёшься решишь тогда посмотрим. Тут всё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серьёзно. Она уже настолько там затраханная что лечение справедливости тебе одному не поможет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а её справедливость она так жёско как ты решать не умеет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тань байкером и увези её блядь в байкер-фест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а котором её оттрахаешь ты и ещё семеро парней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 ей в кайф и теб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от она справедливос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о эта справедливость опять её в жертву приносит. Это не справедливость добивать того кого и так побили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шишь короче.</text:p>
          </table:table-cell>
          <table:table-cell table:number-columns-repeated="1023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3">
          <table:table-cell table:style-name="ce34" office:value-type="string" calcext:value-type="string">
            <text:p>Увидеть, что оно, и каждая его часть - это 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тебе напомню. Там семья. Общие налоги, расходы, один кошелё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. Он у неё пиздил деньг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тож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 я тоже потому что у меня не было гештальт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уже е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. купи козу-продай козу. Знаешь. Я думаю ей где-то там в душе стало легче что ты ушёл с её карман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думаю она передумала иметь второго ребёнка из-за теб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ли ради теб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 что ладно. Строчка про то что ты вылечил раны это конечно тоже важ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думаю вам надо встретиться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15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3">
          <table:table-cell table:style-name="ce34" office:value-type="string" calcext:value-type="string">
            <text:p>Увидеть, что оно и каждая его часть видит во мн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сыкл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звонит и предложение делает по телефону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хз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е уверен сам что ему это над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ытащищь её из дом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ймаешь на улиц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 ашан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следи за не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предели повадк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у меня нет машины. А на лавке сидеть я не буду. Мне надо затемнённые окн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я знаю её повадки как облупленную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знаешь психопортр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не знаешь какие у неё есть инструменты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знаю тенденции инструментов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. и какие же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ед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абот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до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тличн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школа малог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упер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зер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тличн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где из этого ты можешь её поймат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ом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. каким образом? Лично пойдёш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йду. И застрелю её муж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 та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праведливость потом. Щас реши это вначале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487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table:table-column table:style-name="co2" table:number-columns-repeated="1024" table:default-cell-style-name="ce37"/>
        <table:table-row table:style-name="ro3">
          <table:table-cell table:style-name="ce3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это и есть соль справедливост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менно этот пункт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ши его плиз . Вне очереди. А потом берись за что захочешь.</text:p>
          </table:table-cell>
          <table:table-cell table:number-columns-repeated="1023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table:table-column table:style-name="co20" table:default-cell-style-name="ce37"/>
        <table:table-column table:style-name="co2" table:number-columns-repeated="1023" table:default-cell-style-name="ce37"/>
        <table:table-row table:style-name="ro3">
          <table:table-cell table:style-name="ce57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3">
          <table:table-cell table:style-name="ce39"/>
          <table:table-cell table:number-columns-repeated="1023"/>
        </table:table-row>
        <table:table-row table:style-name="ro3">
          <table:table-cell office:value-type="string" calcext:value-type="string">
            <text:p>я пытаюсь найти альтернативу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о как классно когда всё решается одним махом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для неё тоже было классно. Поверь. Но потом ты ушёл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……………………………………….. а что мне оставалось делать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ы не понял. Твой уход это такой же инструмент как твой приход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ы ей даже не отвечал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я не знал кому я отвечаю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всё ты знал. Либо у тебя поехала крыша либо ты всё прекрасно знал и боялся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херовый выбор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в любом случае вам надо выйти в парк и поговорить об этом. На лавке. Спокойно. О том как ты провёл год и что сейчас делаеш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а не думать что же блядь такое сделать чтоб её выдать замуж за себя но чтоб не побил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ы решил то из-за чего она сомневалась брать в рот ещё глубже или нет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на не сомневалас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ы видел видео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 её сомнения и страхи касались не меня. А мужа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вот. Справедливость реши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н гнёт ветку справедливости. А ты ушёл. Типа тоже справедливый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н проиграл дебаты. Но она вряд ли это видела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ак ладно. Я понял. Короче ответ - “континуус”. Ты оплодотворил её мозги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тому что оплодотворить её вагину не мог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отя мог её оттрахат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ы готов её континуусли латать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 впаривая ей дневник?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пусть ест мои мандаринки. Которые я режу. Главное пусть приноси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мда. Решишь короче</text:p>
          </table:table-cell>
          <table:table-cell table:number-columns-repeated="1023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Что сделать чтоб оно увидело во мне и всех моих частях себя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твоя фишк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“бессильный чувак котороому дают”,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“не понятый гений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тебе даст. Повер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опрос в том готов ли ты при этом пустить её дом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еально. Лучший день в её жизни будет если ты сделаешь ей предложени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 их мнению ты это решил и такой жестокий неблагодарный типа ушёл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дал им эту линию чтобы тебя не трогал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ешишь справедливость короче. Это то почему ты хотел дрочить на хитоми танаку с её групповухами. Это важнее чем то что ты сейчас делае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2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реально сходить в парк и всё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высказать всё как на дух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едложи ей сходить в парк в какой-то хороший солнечный ден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тогда скажешь что думаеш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только если всё реально не решится твоим анализом справедливост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6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ля бы мне на мозги не капал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боготвори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е было бы “чё ты чё ты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чему не было. Ты забыл как ты борщ варил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такая “Ого ты так неглядя соль кинул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. э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реально задрачивала некоторые твои тараканы. Вспомн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ради неё телефон купил. Потому что она была мажоркой с самсунгом а ты не хотел её потеря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следние две штуки отда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ладно признаю. Может и был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праведливость реш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 хоть один круг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ам надо понять будешь ты круги делать когда решишь потребности или не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да то тогда ок можешь решать её. Если нет т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а почему не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ж круги. Ёпт. Что <text:s/>мне ещё дела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прогоняю через них то что лежит дома криво и т.п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алтимат утилизаци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ак эт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“наборы тулзов применяемые к тем или иным типам товаров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05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4">
          <table:table-cell table:style-name="ce34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52" table:number-columns-repeated="255"/>
          <table:table-cell table:number-columns-repeated="768"/>
        </table:table-row>
        <table:table-row table:style-name="ro5">
          <table:table-cell table:style-name="ce35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звонила, ты не брал трубку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исала – ты не ответил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поняла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 ты решил что лучше не общатьс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твой уход она восприняла как инструкци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“не выходи на контакт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 что не н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умеешь общаться без слов так что…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если это реально она в чате пишет то я тогда не знаю. Я тогда реально болен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о что этот номер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лин вот бы посмотреть достоверный сайт с номерами какой-т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их нету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праведливость реш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моя тулза справедливости – майндмапы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Реши . Справедливо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12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37"/>
        <table:table-column table:style-name="co2" table:number-columns-repeated="1023" table:default-cell-style-name="ce37"/>
        <table:table-row table:style-name="ro6">
          <table:table-cell table:style-name="ce58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ля ждёт отмашк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ждёт когда я выйду на связ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выйду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год прошёл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наверно смирилась уж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 наверно она не так хороша как она дума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аз я ей не пишу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…………………………….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реально лучше всего пообщаться лич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ты на это ещё способен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нет то её хахаль отравил мозги вам обоим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ли не отравил а… потребовал у вас отравить мозги друг другу “а то он вас побьёт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праведливость короч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еши её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18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(моя гипотеза что этот вопрос важен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. Ну она из тех кого можно насиловать и ничо не буде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ыла по крайней мер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щас не знаю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год отпахала в управлении железной дорог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год с лишним. Почти два уж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до этого в центре экстренной аналитик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ипа реально она сама себе голов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если она тебе не пишет то это из глубокого уважения или страха за вас обоих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ешишь наверно справедливость методом “пропускать через вопросники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посмотрим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3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Что ЭТА ПРОБЛЕМА решае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справедливость что у меня её отнял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мой недотрах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2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3">
          <table:table-cell table:style-name="ce34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хм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1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37"/>
        <table:table-column table:style-name="co2" table:number-columns-repeated="1023" table:default-cell-style-name="ce37"/>
        <table:table-row table:style-name="ro3">
          <table:table-cell table:style-name="ce34" office:value-type="string" calcext:value-type="string">
            <text:p>Что ЭТА ПРОБЛЕМА колдуе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колдую связь с ней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звонить не буду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она тоже не может позвонить потому что она дом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ороче. Чувак. Ты знаешь что дел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 неизвестного номера звонок один раз на проверенный номер и молчани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 будет ясно что это 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. Лучше взять левую симку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выкину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. отлич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известный это понятно. А вот личный…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ак её отчество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ергеевн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у меня удостоверение е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евгеньевн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м… херово ты знаешь тётку которая тебя два года из жопы вытаскивал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ты понял да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евый номер, пополнить на 20грн. Спросить Ольгу Эвгенивн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ты как минимум перекинешься парой слов с её муже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это значит что тебе прийдётся тренероваться в паблик спикинге опя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это значит что надо стать политиком который меняет лица как маск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это значит её потеря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 тебе и выход. Выдать себя за кого-то другого не получитс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еально давай либо наверняка либо ника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ймай её при выходе из дом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этого точно не ждёт. И её хахаль тоже. Он витает в своих дебрях манипуляци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бл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а работу прийти. Спросить Ольгу Эвгенивн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ам всё закрыт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татуировка тебя выдаст. Опять таки. Ты закрыл для себя этот путь. Потому что у тебя есть отличительная черта по которой ты не скроешься за толпой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ыход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ыход всегда е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акой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быть многоликим и стереть татуировку. Изменить внешние проявления защиты от несправедливости понимаеш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твет будет там. А не здес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475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table:table-column table:style-name="co2" table:number-columns-repeated="1024" table:default-cell-style-name="ce37"/>
        <table:table-row table:style-name="ro7">
          <table:table-cell table:style-name="ce39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ы мотивировал её 3 года. Дай ей отдохнуть. Сделай сам вначал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ичину №1 твоих хитоми танак (на случай если ты проблема), а потом С. И тогда позвонишь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37"/>
        <table:table-column table:style-name="co2" table:number-columns-repeated="1023" table:default-cell-style-name="ce37"/>
        <table:table-row table:style-name="ro8">
          <table:table-cell table:style-name="ce34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9">Или может есть ли хотя бы инструмент или метод, с которым решить это ЛЕГКО?</text:span></text:p>
            <text:p><text:span text:style-name="T9">В которой решены вопросы изоляции этого от внешней среды во время работы над ним? </text:span></text:p>
            <text:p><text:span text:style-name="T10">(именно ЛЕГКО, и за 1 раз, </text:span><text:span text:style-name="T11">н</text:span><text:span text:style-name="T12">икаких “напрягусь и сделаю”)</text:span><text:span text:style-name="T13">.</text:span></text:p>
            <text:p><text:span text:style-name="T14">Будь то декорации, или туррет, или проект. хз.</text:span>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45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хз. короче всё сводится к тому что я лез не в своё дело но методами которыми она меня приме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естница не к той стенке для меня, но лестница к той стенке для неё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сейчас решу причину почему я лезу не к тем стенкам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тогда можно будет ей звони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она поверит что я не уйду таким же методом от неё к кому-то другом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вначале яйц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ука у меня крыша едет. А что если в чате реально он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… я хочу ей позвонить. И скинуть это письмо. Прям сегодня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это она то ….. мне СРОЧНО надо выйти на связ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….. а ты изменился…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аньше ты бы спрашивал можно ли позвони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адно. Давай так. Неизвестный номер. Звони. Один раз. Ольга Эвгенівна. Хотел услышать ваш голос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 что я ей скажу? Что всё это то что я запланировал? Или чт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ак будет выглядеть наша связ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асрать как она будет выглядеть. Если это реально она то она поймё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это не она – скажешь “до побачення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исьмо напишешь после звонк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прави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…. блиииииииииииииииииин…. Сук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ука если это она……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они правда развелис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вони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а как на счёт не кончать пока не закончу круг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закончил. Ты не автоматизировал. Но ты решил всемирную проблем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звон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говоришь 5 минут тебе полегча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а тот номер который был у неё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уда ты звони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а если молчание? Если номер у мужа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огда преследовать будешь. Звон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хочу чтоб ты успокоилс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думал круги меня успокоя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ак видишь н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ука оверенженирд монстросит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вон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кажи что ты с железной дороги. Включи всемирного бог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е обслуговуєтьс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торой звон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торой не обслуговуєтьс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начит либо ты идиот и она в чате тебе писала целый год, либо тебя год вокруг пальца водит манипулятор. Твои действия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рискнуть. Наверно. хз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угу. Если этот номер ещё где-то всплыл то я хз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так. Фейсбук или ча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где какие шансы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ча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если это наебатор – ты попа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т номер нигде не светилс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ука что дела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еревари тот факт что она удалила номер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5 минут походи подума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всё что кроме этого будет непроверенными фактам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пособными тебя дискредитирова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2 версии. Первая: она пишет тебе с фейсбука и в ВК но не в чате. Вторая – что она тебе писала в чате а ты думаешь что это он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ороче либо чат (и тогда пофиг через чат или через телефон) или фейсбук (но тогда в чате не она). Походи подума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 было бы лучше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 оба номера – её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что они развелис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ЛУЧШЕ тогда не звонить. Если тебя сама возможность конфликта пугает то тогда я хз как тебе помочь. Потому что он будет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хочешь ей предложить за себя замуж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не знаю как это у тебя получится. Но я знаю что если это в чате то тогда хз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 двум СМСкам не понят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вони на оба и молчи. Ошибся номером тип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не ответит (будет молчание) – позвонишь ещё раз с вопросом “Оля”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 первое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бля врагу не пожелаешь такого выбора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улетка. Где половина патронов могут уби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возможно все патроны не тво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вони. Спросишь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акой первый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ошилній. Там явно есть кто-то кто уже год сидит в чат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за зоною. Тот что в чат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. последний звони. Но с вероятностью 90% это муж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он не писал мне в чате тогда выходит. И ничего не буде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огласен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огда получится они не развелись. Если это он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ер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тебя булили второй год. И твоё письмо актуально как никогд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оже поза зоно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тлично. Тогда выходит надо преследовать её возле работы. Потому что из вариантов - “она развелась, говорила тебе, а ты дурак думал что это муж” или “она замужем и не пишет потому что муж следит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хм. а ча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ахуя тебе эти проблем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к хорошо. Ещё 2 вариант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1) в чате каждый день сидит она. И она развелась. И ты дурак думал что это он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2) в чате не она. И тогда выйдет что она это муж. Который за ней следит. И он тебе прийдёт и надаёт пизд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попрощатис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ты попал в дурацкое положение, из которого выбор либо “она твоя два года и ходит по рукам”, либо “её насилуют 2 года потому что ты её не защитил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акой вариант лучше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змерзла в ніс. Давай. Скаж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может там анти-АОН стои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на постит с фейсбук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опрос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ибо это она и … смотри. Номер поменяла. Так? Значит у неё новый номер привязан к фейсбук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у вот. Пиши на фейсбук тогд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а чат? Понимаешь если на фейсбуке она и она поменяла номер значит муж за ней не следит но она мне не писала. А это ещё хуж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ук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прав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давай так. Вариант прос и консов. Глобальны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) у неё новые номера но они не развелис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) у неё новые номера но они развелис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1) она с них пишет в чате с ника “перлинка” - про дрочильные коллайдеры и т.п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2) змерзла в ніс – она бы такое точно сказал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УКА!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. работа та же. Фейсбук тот же. С фейсбука она постит СВОИ новые фотки. С 8 марта 2020го и т.п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бля как её пойм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вонок. Как. Если поза зоною значит выключен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если выключен значит не работает. Или работает по вайбер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 вайбере есть эти номера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мне похуй. В вайбере я не спрячу свой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по любому его не спряче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ыходит тебе надо написать сообщение, которое скажет мужу развестись с ней и искать чувиху которой интересны телевизоры, а ей скажет выходить замуж за тебя. Одним сообщение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в лікарні. Передзвони. +380660942421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тлич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. В реанімації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. супер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это она она позвонит потому что будет думать что это муж. Если это муж он скажет “так тебе и надо” и забьёт бол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если это муж-манипулятор – то……. Он не позвони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если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Default" office:value-type="string" calcext:value-type="string">
            <text:p>…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ороче. Либо змерзла в ніс это она и тогда получится что она в разводе, и ныла тебе что 2 года тебе сосала а ты ноль на массу (типа должен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ибо она не работае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ходи под работу. В пол 4го выйди походишь в том районе часик. т.е. 5.30 ты будешь там, посмотришь чего как. Одень балаклаву. Постоишь под дверью из далека посмотришь до 5ти будут выходить люди или нет. Распечатай своё письмо и ду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ты понимаешь да, что ты идёшь её меня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твоя нарядная рубашка в стирк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не видел её второй год. Она увидит тебя в балаклаве и подумает “а чё это ты пришёл, ты так вырос, ты мне неинтересен, дождь и т.п.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…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еально говорю, сиди дом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учше правды нету ниху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ибо ты ей неинтересен либо она тебя защищает а всё что происходит в чате это лож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у её щас нету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распечатай письм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. Почитай письм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кажи. Какой из двух вариантов ты хотел бы чтоб произошёл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стоишь в дождь и смотришь есть она или нет, чтоб вручить ей в руки предложение “замуж”? (учитывая что ей похуй на тебя и она шлёт всем СМСки про дрочево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ли ты стоишь в дождь и там никого нету? И ты дальше думаешь что это наёб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либо наёб (при чём преждевременный вывод) либо для неё это будет сюрприз мол “бегом бегом” - либо…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хз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 под работу. Я не против. Походишь рядом. Так и быть. Ладно. Отложи кликер до начала траха с не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роче. Если она работает то она разведен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ятница короткий ден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 если короткий день значит следить за проходом надо часов 5. значит надо будет ходить вокруг да около месяц чтоб её там пойм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 телефонам выбор мне не нравится. Короче. Иди. Поставишь точку над “И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оговорилис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ерез 1.5 часа ты идёшь в центр, стоишь там и идёшь обрат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и том что пузата хата закрыта и посцать там гинде ты не сможе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тебе надо. По состоянию здоровь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ук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либо каждый ёбанный день она в чате. И тебе не пишет. Либо …… <text:s/>она защищала тебя всё это время а ты себе вредишь чтоб не быть одиноким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ука как задрали эти выбор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ыбор прост. Либо я сошел с ума и стал дурачком на год-другой, либо я был прав all along но она – золото которое надо держать дом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либо её надо исправить и пустить в дом, либо её надо заманить в дом золотой монет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бля это реально она. Я просто не поня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ты можешь решить вопрос писанья то можешь дуть в центр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могу терпеть. До ближайших кустов. Могу взять бутылку в карман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зайти в подьезд. Прикрыться пакето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 центре полно ментов. Ты готов обьяснять почему ты стоишь во время карантина под гос учреждением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гуляешь или что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готов….. эм….. ты готов воевать за первый вариант? (что она дура за меня не воевала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ли за второй? (что она защищающая меня дура которую держут там нижней и пялят против её воли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не зна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делай письмо. Почитай. Вытри лишнее. У меня всё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ликер не поможет тебе её верну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. ты всё перевёл. Молодец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сё. Напечатай его. С двух сторон листа А4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верни красиво в конвер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е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ли хотя бы вот так на 3 части и в файли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иди под работ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у меня всё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одолжишь жизнь с нею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она разведена то будешь ебаться хоть завтр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она замужем то разведётся. Это лучший выход из положен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ходить под работу раз в неделю пока не встретишь её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учше посреди недели конеч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ерез час выходи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либо она наглая решательница-разведёнка, либо она золото которое от меня скрываю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сё это фразы про замерзлий ніс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если она разведена и ходит на работу – то она ходит утром. т.е. ты можешь ждать её и под домо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не знаю короче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отчаянье. Оно пройдёт когда ты увидишь что там никого нет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хотя одного факта что ты вернулся в жизнь где ты ходишь куда-то вместо того чтоб работать – доказательство, что в чате – он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тогда выйдет, что твоя теория “вначале карантин а потом это” верн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такое. Ладо. Ид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легчает. Вот увиди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если её менять то лучше после кликера. Но ты его начал. Я вижу. Та разрывает тебя. Короче. Увидешь её лицо – полегчает. Всё это из-за амбигюит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лой блядь пиздец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а взвод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мне пиздовать теперь 5 километров по чернобылю ради какой-то дур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оторой может там и н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следить за ней каждый день в течении пары недел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. Сегодня сходишь посмотри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не выйдет – говорить “позвони мне” не будет смысл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реально если НОЛЬ людей выйдет оттуда, то можно не пис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хоть один выйдет – сходишь снова через неделю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сё. Ид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ерез 20 минут выходи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бутылку в карман возьмёш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. Ты на взводе. Я поня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ийдёшь будешь делать свой кликер. Ты волк. Волки преследуют жертв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берут на истощение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у меня всё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она и она в разводе то она уже нагулялась за этот год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 нихуя. Простоял полтора часа под дождём, а она так и не вышла. хз. Может день короткий. Может карантин. Может наёб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юди выходили, но её не был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начит звони ей на мобильный который “замерз ніс” ещё раз. И значит шансы увеличиваются что ты болел на голову а она пошла по рука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……………………………………………….. я не знаю………….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айди с ника Куб. Посмотри. В чате она или н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напишет – скажешь “подзвони.” и номер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довольно жоское отчаянье у мен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жизнь чува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это она то может быть всё рассосётс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может выебит так что зелижет ран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был трудный поход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он должен быть вознограждён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может стоило начать с фразы “подзвони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разигнорь её. И скажи в приват “подзвони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дно слово. И номер. Позвонит значит она. Нет то н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ашло. 3 минуты назад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 тебе и вопрос. Она это или нет. Я хз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виси в чате. Пускай будет активным до ночи. А ты занимайся своими делам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мне надо знать что она там пишет. Или он. Мне надо сложить психопортрет по ключевым словам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части тела был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купки технического посмотри были или н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ероятность что на фейсбуке она – выше, потому что номер её изменилс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люс если она на фейсбуке – то и выгода от того, “какая она” - выш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по формуле вероятностей, более высокая вероятность умножить на более высокую выгоду означает что я больше получу от писания ей в фейсбук чем в ча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чат это более низкая вероятность умноженная на более низкую цен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пока не зна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в чате пиш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олото госпади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ероятность пользы от фейсбука выш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можешь написать. Ответь. Ему. Это либо булинг либо он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хорошо что ответить булеру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ане Сергій, ваша цілеспрямованість викликає повагу. Але я не буду писати Олі через те що хочу зберегти вашу сім’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. Пресс релиз. Техническое приемуществ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ля. Мне нужна. Я готов написать е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ямо сейчас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не вірю, що це Оля, тому що Оля надто розумна людина, щоне починає спілкування з крапки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ехническое приемущество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ибо єто твоя минетчица, либо…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апиши. ей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<text:span text:style-name="T15">Пане Сергій, Ваша цілеспрямованість викликає повагу. А я</text:span>кщо це Оля – подзвони мені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вай так. Скажи ей то что хотел бы. Техническое приемуществ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это она то она разведена и бегает за тобой “вдуй мне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это Сергей то тебя буляют и надо дать отпор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<text:span text:style-name="T16">Пане Сергій, Ваша цілеспрямованість викликає повагу. </text:span>Оля надто розумна, щоб почати зі мною розмову з крапк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якщо це Оля – подзвони мені. 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апиши ей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мол “якщо це Оля – подзвони мені.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 инструкции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кщо це Оля – подзвони мені. Скажи Алло, щоб я знав що це ти. Номер той сами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апиши ей про тело и т.п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ро терапию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ане Сергію, я від розірвання стосунків з Олею проходив терапію. Якщо це дійсно Оля – подзвони мені. Номер 0660942421. Мені Олі бракує кожен день. <text:s/>І їсть совість, що я з нею не поговорив востаннє, бо хотів, щоб ви тримались за свою сім’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. скажи скаж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чему ты считаешь что надо ей напис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І їсть совість, що я з нею не поговорив востаннє, бо хотів, щоб ви тримались за свою сім’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. отлич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кажи что фейсбук никто не отменял, двери открыт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говор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кажи. Как с технарём с одной стороны и с телесной шлюхой с друг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ибачте, але оскільки мені невідомо, хто зі мною говорить, мені потрібн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кажи скаж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кажи знаешь что……. Скажи что ты готов её содержать. Про женитьбу скаж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кщо вам дійсно цікаво, я повинен вам сказати, що такій рівень маніпуляцій і видавання себе за іншу людину, не потягнув би навіть я. При тому, що в мен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й блин. Про программировани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кщо вам дійсно цікаво, то терапія дала мені …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 да. Вот это. Про терапи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. напиши эт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82" office:value-type="string" calcext:value-type="string">
            <text:p><text:span text:style-name="T17">Якщо Вам дійсно цікаво, то завдяки моїй гештальт терапії в мене закінчились закінчились мої кредити, спонтанні вихідки, крики, ниття, скарги, нанесення шкоди собі,  відкидання всього цінного і т.п. - все то в минулому. </text:span><text:span text:style-name="T18">Всі старання Олі були не даремні. Вони дали мені достатньо їжі для розуму, щоб тепер я вирішував все сам.</text:span>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 пол плследнее тож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83" office:value-type="string" calcext:value-type="string">
            <text:p><text:span text:style-name="T19">Я живу заради неї. Заради неї прокидаюсь кожен день і ніч вчусь купі різних речей. Я би все віддав щоб їй це скахати.</text:span>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. Нормаль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золота людина вытр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тлич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тлично. Посмотришь. Позвонит – значит Оля, и значит ты дебил. Нет то значит это он. Ты всё сказал. Во вторник пойдёшь к ней под работ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. Перерыв. В этом проект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пасибо что потратил на меня время. Мне прият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у что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-то сказать или как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о мозг и т.п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ро мозг? Свой козырь хочешь выкинут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усть вначале скажет что это он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ичего не говори. Жди понедельник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можешь в чат не заходить. Если это она то я хочу слышать всё. Если это не она – то я не буду играть в игру “притворись Олей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легчало. Я вижу. Играют с тобой как с марионетк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. Жди понедельника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029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3">
          <table:table-cell table:style-name="ce56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35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35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35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35" office:value-type="string" calcext:value-type="string">
            <text:p>а может даже в музей эту вещь дать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35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35" office:value-type="string" calcext:value-type="string">
            <text:p>а так хоть отобью вложенные деньги.</text:p>
          </table:table-cell>
          <table:table-cell table:style-name="ce52" table:number-columns-repeated="127"/>
          <table:table-cell table:number-columns-repeated="896"/>
        </table:table-row>
        <table:table-row table:style-name="ro3" table:number-rows-repeated="121">
          <table:table-cell table:style-name="ce52" table:number-columns-repeated="128"/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row table:style-name="ro3">
          <table:table-cell table:style-name="ce59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21">Решение 9 (напр. Решение болезни или проблемы – таблетки решающие строку короче). </text:span><text:span text:style-name="T2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9">
          <table:table-cell table:style-name="ce49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3">
          <table:table-cell table:style-name="ce49"/>
          <table:table-cell table:number-columns-repeated="12"/>
        </table:table-row>
        <table:table-row table:style-name="ro3">
          <table:table-cell table:style-name="ce45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3">
          <table:table-cell table:style-name="ce39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3">
          <table:table-cell table:style-name="ce39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3">
          <table:table-cell table:style-name="ce39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3">
          <table:table-cell table:style-name="ce39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3">
          <table:table-cell table:style-name="ce59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3">
          <table:table-cell table:style-name="ce39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3">
          <table:table-cell table:style-name="ce43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3">
          <table:table-cell table:style-name="ce43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3">
          <table:table-cell table:style-name="ce43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3">
          <table:table-cell table:style-name="ce43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3">
          <table:table-cell table:style-name="ce43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3">
          <table:table-cell table:style-name="ce39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4">
          <table:table-cell table:style-name="ce78" office:value-type="string" calcext:value-type="string">
            <text:p><text:span text:style-name="T20">Твои выходы (статистические, которые ты тут найдёшь, временные затычки) имеют свойство автокоррекции.</text:span></text:p>
            <text:p><text:span text:style-name="T20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3">
          <table:table-cell table:style-name="ce45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3">
          <table:table-cell table:style-name="ce43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3">
          <table:table-cell table:style-name="ce43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3">
          <table:table-cell table:style-name="ce44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3">
          <table:table-cell table:style-name="ce60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<text:span text:style-name="T21">вопрос кнопки “</text:span><text:span text:style-name="T22">Рассмотреть систему как подпункт”.</text:span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3">
          <table:table-cell table:style-name="ce61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3">
          <table:table-cell table:style-name="ce60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3">
          <table:table-cell table:style-name="ce60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<text:span text:style-name="T15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2" table:default-cell-style-name="Default"/>
        <table:table-row table:style-name="ro3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6" table:default-cell-style-name="ce59"/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default-cell-style-name="ce59"/>
        <table:table-column table:style-name="co41" table:default-cell-style-name="ce59"/>
        <table:table-column table:style-name="co42" table:default-cell-style-name="ce59"/>
        <table:table-column table:style-name="co43" table:default-cell-style-name="ce59"/>
        <table:table-column table:style-name="co44" table:default-cell-style-name="ce59"/>
        <table:table-column table:style-name="co45" table:default-cell-style-name="ce59"/>
        <table:table-row table:style-name="ro3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3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6" table:default-cell-style-name="ce59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7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59" office:value-type="string" calcext:value-type="string">
            <text:p>Competition is a sin (80/20, automation)</text:p>
          </table:table-cell>
          <table:table-cell table:style-name="ce59" office:value-type="string" calcext:value-type="string">
            <text:p>Biggest bang for the buck</text:p>
          </table:table-cell>
          <table:table-cell table:style-name="ce59" office:value-type="string" calcext:value-type="string">
            <text:p>% износа (текущий)</text:p>
          </table:table-cell>
          <table:table-cell table:style-name="ce59" office:value-type="string" calcext:value-type="string">
            <text:p>% отставания от блидинг еджа мира</text:p>
          </table:table-cell>
          <table:table-cell table:style-name="ce59" office:value-type="string" calcext:value-type="string">
            <text:p>Мат. Модель</text:p>
          </table:table-cell>
          <table:table-cell table:style-name="ce59" office:value-type="string" calcext:value-type="string">
            <text:p>Проектный вопросник</text:p>
          </table:table-cell>
          <table:table-cell table:style-name="ce59" office:value-type="string" calcext:value-type="string">
            <text:p>Как предотвратить поток автоматизированных дескредетаторов</text:p>
          </table:table-cell>
          <table:table-cell table:style-name="ce59" office:value-type="string" calcext:value-type="string">
            <text:p>Как обойти защиту такого уровня если б она была</text:p>
          </table:table-cell>
          <table:table-cell table:style-name="ce59" office:value-type="string" calcext:value-type="string">
            <text:p>Уход с линии удара неблагополучных условий</text:p>
          </table:table-cell>
          <table:table-cell table:style-name="ce59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3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3">
          <table:table-cell table:style-name="ce20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Страхов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Патент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Скорост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Качествен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Финансов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3" table:number-rows-repeated="104852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Могу ли я купить этот круг" table:style-name="ta2">
        <table:table-column table:style-name="co2" table:default-cell-style-name="ce59"/>
        <table:table-row table:style-name="ro3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37"/>
        <table:table-row table:style-name="ro3">
          <table:table-cell table:style-name="ce52" office:value-type="string" calcext:value-type="string">
            <text:p>Пока что я тут ничего писать не буду потому что время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По этому не знаю. 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это единственное правило. Иерархия. Что тратить на проект: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вопросник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деньги проекта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деньги виноградов группы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услуги других проектов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52" table:number-columns-repeated="127"/>
          <table:table-cell table:number-columns-repeated="896"/>
        </table:table-row>
        <table:table-row table:style-name="ro3" table:number-rows-repeated="108">
          <table:table-cell table:style-name="ce52" table:number-columns-repeated="128"/>
          <table:table-cell table:number-columns-repeated="896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2" table:default-cell-style-name="Default"/>
        <table:table-row table:style-name="ro3">
          <table:table-cell table:style-name="ce59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4">
          <table:table-cell table:style-name="ce59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10">
          <table:table-cell table:style-name="ce59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3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3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3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3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3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ohit Devanagari" svg:font-family="'Lohit Devanagari'" style:font-pitch="variable"/>
    <style:font-face style:name="Sans1" svg:font-family="San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6:21:39.543600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0</meta:editing-cycles>
    <meta:editing-duration>PT13H35M28S</meta:editing-duration>
    <meta:generator>LibreOffice/6.0.7.3$Linux_X86_64 LibreOffice_project/00m0$Build-3</meta:generator>
    <dc:title>Групанье</dc:title>
    <meta:creation-date>2020-05-13T06:44:49.618137819</meta:creation-date>
    <dc:date>2020-05-15T17:49:25.484061409</dc:date>
    <meta:document-statistic meta:table-count="46" meta:cell-count="1359" meta:object-count="0"/>
    <meta:template xlink:type="simple" xlink:actuate="onRequest" xlink:title="Групанье" xlink:href="../../../../../Templates/Групанье.ots" meta:date="2020-05-13T06:44:45.795279615"/>
  </office:meta>
</office:document-meta>
</file>